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299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3.4417in"/>
    </style:style>
    <style:style style:name="co4" style:family="table-column">
      <style:table-column-properties fo:break-before="auto" style:column-width="3.0984in"/>
    </style:style>
    <style:style style:name="co5" style:family="table-column">
      <style:table-column-properties fo:break-before="auto" style:column-width="2.079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1.1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/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bcbec4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aa4926"/>
    </style:style>
    <style:style style:name="T3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cbec4"/>
    </style:style>
    <style:style style:name="T4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2aacb8"/>
    </style:style>
    <style:style style:name="T5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aab73"/>
    </style:style>
    <style:style style:name="T6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cf8e6d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8" table:default-cell-style-name="Default"/>
        <table:table-row table:style-name="ro1">
          <table:table-cell office:value-type="string" calcext:value-type="string">
            <text:p>Modell</text:p>
          </table:table-cell>
          <table:table-cell office:value-type="string" calcext:value-type="string">
            <text:p>Paramet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andomizedSearchCV</text:p>
          </table:table-cell>
          <table:table-cell office:value-type="string" calcext:value-type="string">
            <text:p>leaf_size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n_neighbors</text:p>
          </table:table-cell>
          <table:table-cell table:style-name="ce2" office:value-type="string" calcext:value-type="string">
            <text:p>6(20/1700)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weights</text:p>
          </table:table-cell>
          <table:table-cell office:value-type="string" calcext:value-type="string">
            <text:p>distance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ean Cross-Validation Score für Trainingsdaten: <text:s/>0.908500313558750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Mean Cross-Validation Score für Testdaten: <text:s/>0.919559699065924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ayes</text:p>
          </table:table-cell>
          <table:table-cell office:value-type="string" calcext:value-type="string">
            <text:p>leaf_size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n_neighbors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weights</text:p>
          </table:table-cell>
          <table:table-cell office:value-type="string" calcext:value-type="string">
            <text:p>distance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ogReg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Parameter einzeln: 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pan text:style-name="T7">C_value: 1 Fbeta Score Logistische Regression (k-fold): 0.4819415177526672</text:span></text:p>
            <text:p/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max_iter</text:p>
          </table:table-cell>
          <table:table-cell office:value-type="string" calcext:value-type="string">
            <text:p>Ab 2000</text:p>
          </table:table-cell>
          <table:table-cell office:value-type="string" calcext:value-type="string">
            <text:p>max_iter_value: 2000 Fbeta Score Logistische Regression (k-fold): 0.481941517752667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tol</text:p>
          </table:table-cell>
          <table:table-cell office:value-type="string" calcext:value-type="string">
            <text:p>0.001, 0.01, 0.1 immer gleich</text:p>
          </table:table-cell>
          <table:table-cell office:value-type="string" calcext:value-type="string">
            <text:p>tol_value: 0.0001 Fbeta Score Logistische Regression (k-fold): 0.481941517752667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class_weigh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ight: 9 F1 Score Logistische Regression (k-fold): 0.48214613206812135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RandomizedSearchCV</text:p>
          </table:table-cell>
          <table:table-cell table:style-name="ce1" office:value-type="string" calcext:value-type="string">
            <text:p>tol</text:p>
          </table:table-cell>
          <table:table-cell office:value-type="float" office:value="0.0001" calcext:value-type="float">
            <text:p>0.000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solver</text:p>
          </table:table-cell>
          <table:table-cell office:value-type="string" calcext:value-type="string">
            <text:p>liblinear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penalty</text:p>
          </table:table-cell>
          <table:table-cell office:value-type="string" calcext:value-type="string">
            <text:p>l2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ax_iter</text:p>
          </table:table-cell>
          <table:table-cell office:value-type="float" office:value="1700" calcext:value-type="float">
            <text:p>17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ayes</text:p>
          </table:table-cell>
          <table:table-cell office:value-type="string" calcext:value-type="string">
            <text:p>C</text:p>
          </table:table-cell>
          <table:table-cell office:value-type="float" office:value="0.75" calcext:value-type="float">
            <text:p>0.7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ax_iter</text:p>
          </table:table-cell>
          <table:table-cell office:value-type="float" office:value="1100" calcext:value-type="float">
            <text:p>11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penalty</text:p>
          </table:table-cell>
          <table:table-cell office:value-type="string" calcext:value-type="string">
            <text:p>l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solver</text:p>
          </table:table-cell>
          <table:table-cell office:value-type="string" calcext:value-type="string">
            <text:p>liblinear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ol</text:p>
          </table:table-cell>
          <table:table-cell office:value-type="float" office:value="0.01" calcext:value-type="float">
            <text:p>0.01</text:p>
          </table:table-cell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andomForestClassifier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RandomizedSearchCV</text:p>
          </table:table-cell>
          <table:table-cell office:value-type="string" calcext:value-type="string">
            <text:p>n_estimators</text:p>
          </table:table-cell>
          <table:table-cell office:value-type="float" office:value="344" calcext:value-type="float">
            <text:p>34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in_samples_split</text:p>
          </table:table-cell>
          <table:table-cell office:value-type="float" office:value="400" calcext:value-type="float">
            <text:p>4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in_samples_leaf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ax_features</text:p>
          </table:table-cell>
          <table:table-cell office:value-type="string" calcext:value-type="string">
            <text:p>log2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ax_depth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class_weight</text:p>
          </table:table-cell>
          <table:table-cell office:value-type="string" calcext:value-type="string">
            <text:p>{0: 1, 1: 9}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einzeln</text:p>
          </table:table-cell>
          <table:table-cell office:value-type="string" calcext:value-type="string">
            <text:p>class_weight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number-columns-repeated="4"/>
          <table:table-cell office:value-type="string" calcext:value-type="string">
            <text:p>Weight: 1 F1 Score Random Forest (k-fold): 0.45811807199165483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ayes</text:p>
          </table:table-cell>
          <table:table-cell office:value-type="string" calcext:value-type="string">
            <text:p>max_depth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ax_features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in_samples_leaf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in_samples_split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n_estimators</text:p>
          </table:table-cell>
          <table:table-cell office:value-type="float" office:value="1220" calcext:value-type="float">
            <text:p>12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lancedRandomForestClassifier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RandomizedSearchCV</text:p>
          </table:table-cell>
          <table:table-cell office:value-type="string" calcext:value-type="string">
            <text:p>n_estimators</text:p>
          </table:table-cell>
          <table:table-cell office:value-type="float" office:value="1268" calcext:value-type="float">
            <text:p>1268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in_samples_split</text:p>
          </table:table-cell>
          <table:table-cell office:value-type="float" office:value="200" calcext:value-type="float">
            <text:p>2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in_samples_leaf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ax_features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ax_depth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ayes</text:p>
          </table:table-cell>
          <table:table-cell office:value-type="string" calcext:value-type="string">
            <text:p>n_estimators</text:p>
          </table:table-cell>
          <table:table-cell office:value-type="float" office:value="920" calcext:value-type="float">
            <text:p>92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ax_depth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ax_features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in_samples_leaf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in_samples_split</text:p>
          </table:table-cell>
          <table:table-cell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" office:value-type="string" calcext:value-type="string">
            <text:p>Best fbeta_score for Balanced Random Forest:  0.466824549700525</text:p>
            <text:p/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einzeln:</text:p>
          </table:table-cell>
          <table:table-cell office:value-type="string" calcext:value-type="string">
            <text:p>n_estimators</text:p>
          </table:table-cell>
          <table:table-cell office:value-type="float" office:value="2060" calcext:value-type="float">
            <text:p>206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ax_depth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ax_features</text:p>
          </table:table-cell>
          <table:table-cell office:value-type="string" calcext:value-type="string">
            <text:p>sqrt, log2 oder 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in_samples_leaf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in_samples_split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3" office:value-type="string" calcext:value-type="string">
            <text:p>Beste scores: </text:p>
          </table:table-cell>
          <table:table-cell table:number-columns-repeated="16383"/>
        </table:table-row>
        <table:table-row table:style-name="ro3">
          <table:table-cell table:style-name="ce1" office:value-type="string" calcext:value-type="string">
            <text:p>für balancedRandomForestClassifier:</text:p>
          </table:table-cell>
          <table:table-cell table:style-name="ce1" office:value-type="string" calcext:value-type="string">
            <text:p>einzeln getuned mit class_weights: </text:p>
          </table:table-cell>
          <table:table-cell table:style-name="ce1" office:value-type="string" calcext:value-type="string">
            <text:p>Fbeta Score einzeln getuneter Bal RF mit class_weights: 0.4817609597699469</text:p>
          </table:table-cell>
          <table:table-cell table:style-name="ce6" office:value-type="string" calcext:value-type="string">
            <text:p><text:span text:style-name="T1">model = BalancedRandomForestClassifier(</text:span><text:span text:style-name="T2">n_estimators</text:span><text:span text:style-name="T3">=</text:span><text:span text:style-name="T4">2060</text:span><text:span text:style-name="T3">, </text:span><text:span text:style-name="T2">max_depth</text:span><text:span text:style-name="T3">=</text:span><text:span text:style-name="T4">16</text:span><text:span text:style-name="T3">, </text:span><text:span text:style-name="T2">max_features</text:span><text:span text:style-name="T3">=</text:span><text:span text:style-name="T5">'sqrt'</text:span><text:span text:style-name="T3">, </text:span><text:span text:style-name="T2">min_samples_leaf</text:span><text:span text:style-name="T3">=</text:span><text:span text:style-name="T4">2</text:span><text:span text:style-name="T3">, </text:span><text:span text:style-name="T2">min_samples_split</text:span><text:span text:style-name="T3">=</text:span><text:span text:style-name="T4">10</text:span><text:span text:style-name="T3">, </text:span><text:span text:style-name="T2">random_state</text:span><text:span text:style-name="T3">=</text:span><text:span text:style-name="T4">42</text:span><text:span text:style-name="T3">, </text:span><text:span text:style-name="T2">replacement</text:span><text:span text:style-name="T3">=</text:span><text:span text:style-name="T6">True</text:span><text:span text:style-name="T3">, </text:span><text:span text:style-name="T2">bootstrap</text:span><text:span text:style-name="T3">=</text:span><text:span text:style-name="T6">False</text:span><text:span text:style-name="T3">,  </text:span><text:span text:style-name="T2">class_weight</text:span><text:span text:style-name="T3">={</text:span><text:span text:style-name="T4">0</text:span><text:span text:style-name="T3">:</text:span><text:span text:style-name="T4">1</text:span><text:span text:style-name="T3">, </text:span><text:span text:style-name="T4">1</text:span><text:span text:style-name="T3">: </text:span><text:span text:style-name="T4">9</text:span><text:span text:style-name="T3">})</text:span></text:p>
          </table:table-cell>
          <table:table-cell table:style-name="ce1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1">00/00/0000</text:date>, <text:time style:data-style-name="N2" text:time-value="08:26:23.6453878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0T09:24:57.417929749</meta:creation-date>
    <meta:generator>LibreOffice/24.2.5.2$Linux_X86_64 LibreOffice_project/d6e8b0f3fc6e8af2b00cf4969fd0d2fa45b9a62e</meta:generator>
    <dc:date>2024-09-01T09:32:30.306633939</dc:date>
    <meta:editing-duration>P1DT1H58M37S</meta:editing-duration>
    <meta:editing-cycles>18</meta:editing-cycles>
    <meta:document-statistic meta:table-count="1" meta:cell-count="128" meta:object-count="0"/>
  </office:meta>
</office:document-meta>
</file>